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Frame_20_contents">
      <style:paragraph-properties fo:text-align="justify" style:justify-single-word="fals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67"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7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6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7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9"><text:placeholder text:placeholder-type="text">&lt;if test="o.comment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1"><text:span text:style-name="T37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0"><text:placeholder text:placeholder-type="text">&lt;/if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3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2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currency_rate, o.move_currency_id.name, o.move_inverse_currency_rate)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4"><text:placeholder text:placeholder-type="text">&lt;/if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0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4">Total Otros Tributos </text:span><text:span text:style-name="T3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71"><text:span text:style-name="T49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9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72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73"><text:text-input text:description="&lt;for each=&quot;line in o.printed_tax_ids&quot;&gt;">For each line</text:text-input></text:p>
            <text:p text:style-name="P75"><text:text-input text:description="&lt;line.tax_code_id.name&gt;">IVA 21%</text:text-input></text:p>
            <text:p text:style-name="P74"><text:text-input text:description="&lt;/for&gt;">End For</text:text-input></text:p>
          </table:table-cell>
          <table:table-cell table:style-name="Table1.C9" office:value-type="string">
            <text:p text:style-name="P10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9" office:value-type="string">
            <text:p text:style-name="P10"><text:text-input text:description="&lt;for each=&quot;line in o.printed_tax_ids&quot;&gt;">For each line</text:text-input></text:p>
            <text:p text:style-name="P12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76"><text:span text:style-name="T49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0" office:value-type="string">
            <text:p text:style-name="P77"/>
          </table:table-cell>
          <table:table-cell table:style-name="Table1.D10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78"><text:span text:style-name="T75">Son: </text:span><text:span text:style-name="T75"><text:placeholder text:placeholder-type="text">&lt;o.currency_id.name or o.company_id.currency_id.name&gt;</text:placeholder></text:span><text:span text:style-name="T75"> 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05T17:02:28.659129952</dc:date>
    <meta:editing-duration>P2DT4H20M35S</meta:editing-duration>
    <meta:editing-cycles>389</meta:editing-cycles>
    <meta:generator>LibreOffice/5.1.4.2$Linux_X86_64 LibreOffice_project/10m0$Build-2</meta:generator>
    <meta:document-statistic meta:table-count="8" meta:image-count="0" meta:object-count="0" meta:page-count="1" meta:paragraph-count="84" meta:word-count="364" meta:character-count="2235" meta:non-whitespace-character-count="2115"/>
  </office:meta>
</office:document-meta>
</file>